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0b5" officeooo:paragraph-rsid="0018f0b5"/>
    </style:style>
    <style:style style:name="P2" style:family="paragraph" style:parent-style-name="Standard">
      <style:text-properties officeooo:rsid="001a8ae9" officeooo:paragraph-rsid="001a8a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n info of testuser:</text:p>
      <text:p text:style-name="P1">m</text:p>
      <text:p text:style-name="P1">m@gmail.com</text:p>
      <text:p text:style-name="P1">testpassword</text:p>
      <text:p text:style-name="P1"/>
      <text:p text:style-name="P2">superuser:</text:p>
      <text:p text:style-name="P2"/>
      <text:p text:style-name="P2">admin</text:p>
      <text:p text:style-name="P2">admin@gmail.com</text:p>
      <text:p text:style-name="P2">testpassw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5:30:31.996550204</meta:creation-date>
    <meta:generator>LibreOffice/6.0.7.3$Linux_X86_64 LibreOffice_project/00m0$Build-3</meta:generator>
    <dc:date>2019-06-09T15:32:30.145364251</dc:date>
    <meta:editing-duration>PT1M57S</meta:editing-duration>
    <meta:editing-cycles>2</meta:editing-cycles>
    <meta:document-statistic meta:table-count="0" meta:image-count="0" meta:object-count="0" meta:page-count="1" meta:paragraph-count="8" meta:word-count="11" meta:character-count="89" meta:non-whitespace-character-count="86"/>
  </office:meta>
</office:document-meta>
</file>